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ba28" officeooo:paragraph-rsid="001bba28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ba28" officeooo:paragraph-rsid="001bba2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bba28" officeooo:paragraph-rsid="001bba28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bba28" officeooo:paragraph-rsid="001bba28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dfbdf" officeooo:paragraph-rsid="001dfbd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2016b8" officeooo:paragraph-rsid="002016b8" style:font-size-asian="10.5pt" style:font-size-complex="12pt"/>
    </style:style>
    <style:style style:name="T1" style:family="text">
      <style:text-properties officeooo:rsid="001dfbdf"/>
    </style:style>
    <style:style style:name="T2" style:family="text">
      <style:text-properties officeooo:rsid="002210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rBreOwn SoftWare</text:p>
      <text:p text:style-name="P2">El Pueblo Genoviv<text:span text:style-name="T2">o</text:span>, Candau-ay</text:p>
      <text:p text:style-name="P2">Dumaguete City, Negros Oriental 6200</text:p>
      <text:p text:style-name="P2">35-522-0731</text:p>
      <text:p text:style-name="P1"/>
      <text:p text:style-name="P1"/>
      <text:p text:style-name="P1"/>
      <text:p text:style-name="P3">MEDREC TO-DO LIST</text:p>
      <text:p text:style-name="P3"/>
      <text:list xml:id="list4278899191" text:style-name="L1">
        <text:list-item>
          <text:p text:style-name="P6">Modify the tables on a as required basis</text:p>
        </text:list-item>
        <text:list-item>
          <text:p text:style-name="P4">Create option to print prescription sheets</text:p>
        </text:list-item>
        <text:list-item>
          <text:p text:style-name="P4">Create Multi-Master data base servers</text:p>
          <text:list>
            <text:list-item>
              <text:p text:style-name="P4">This will allow both computers to have a copy that will be replicated between the two automatically.</text:p>
            </text:list-item>
          </text:list>
        </text:list-item>
        <text:list-item>
          <text:p text:style-name="P4">Get enclosers for the two extra hard drives</text:p>
          <text:list>
            <text:list-item>
              <text:p text:style-name="P4">This will allow the database to be backed up to external drive<text:span text:style-name="T1">s</text:span></text:p>
            </text:list-item>
            <text:list-item>
              <text:p text:style-name="P4">Create CRON job to automaticaly back up the database twice a day at 12:00 noon and 4:00 PM</text:p>
            </text:list-item>
          </text:list>
        </text:list-item>
        <text:list-item>
          <text:p text:style-name="P4">Update/Upgrade systems on a as required basis</text:p>
        </text:list-item>
        <text:list-item>
          <text:p text:style-name="P4">Create reports on a as required basis</text:p>
        </text:list-item>
        <text:list-item>
          <text:p text:style-name="P5">Correct any errors that might occ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1:36:38.259888517</meta:creation-date>
    <dc:date>2018-05-05T11:53:40.594516791</dc:date>
    <meta:editing-duration>PT6M18S</meta:editing-duration>
    <meta:editing-cycles>6</meta:editing-cycles>
    <meta:generator>LibreOffice/6.0.3.2$Linux_X86_64 LibreOffice_project/00m0$Build-2</meta:generator>
    <meta:print-date>2018-05-05T11:52:21.619212016</meta:print-date>
    <meta:document-statistic meta:table-count="0" meta:image-count="0" meta:object-count="0" meta:page-count="1" meta:paragraph-count="15" meta:word-count="119" meta:character-count="663" meta:non-whitespace-character-count="569"/>
  </office:meta>
</office:document-meta>
</file>